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weight="bold" officeooo:rsid="00121c50" officeooo:paragraph-rsid="00121c50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font-weight="bold" officeooo:rsid="00121c50" officeooo:paragraph-rsid="00121c50" style:font-weight-asian="bold" style:font-weight-complex="bold"/>
    </style:style>
    <style:style style:name="P5" style:family="paragraph" style:parent-style-name="Standard">
      <loext:graphic-properties draw:fill="solid" draw:fill-color="#cccccc" draw:opacity="100%"/>
      <style:paragraph-properties fo:margin-top="0cm" fo:margin-bottom="0cm" loext:contextual-spacing="false" fo:background-color="#cccccc"/>
    </style:style>
    <style:style style:name="P6" style:family="paragraph" style:parent-style-name="Standard" style:master-page-name="Standard">
      <style:paragraph-properties fo:margin-top="0cm" fo:margin-bottom="0cm" loext:contextual-spacing="false" fo:line-height="100%" style:page-number="1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.714cm" fo:margin-right="0cm" fo:margin-top="0cm" fo:margin-bottom="0cm" loext:contextual-spacing="false" fo:line-height="100%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cioPleno. Relación de módulos y diagrama secuencial:</text:p>
      <text:p text:style-name="P2"/>
      <text:p text:style-name="P2">Damos un escenario para el cliente, que es el que se puede hacer con el tiempo que tenemos:</text:p>
      <text:p text:style-name="P2"/>
      <text:p text:style-name="P2"/>
      <text:p text:style-name="P3">Grupo: Daida y Jesús Manuel</text:p>
      <text:p text:style-name="P2">Módulo: M1 Registro.</text:p>
      <text:p text:style-name="P2">Validar el usuario, con su nick y pass.</text:p>
      <text:p text:style-name="P2">Opción de registrarse.</text:p>
      <text:p text:style-name="P2">Opción de recuperar la contraseña conocido el nick.</text:p>
      <text:p text:style-name="P2"/>
      <text:p text:style-name="P2">Módulo: M1.1 Cliente</text:p>
      <text:p text:style-name="P2">Seleccionar una de las siguientes opciones:</text:p>
      <text:p text:style-name="P7">Ver actividades </text:p>
      <text:p text:style-name="P7">Nueva actividad</text:p>
      <text:p text:style-name="P7">Mis actividades</text:p>
      <text:p text:style-name="P7">Baja voluntaria.</text:p>
      <text:p text:style-name="P2"/>
      <text:p text:style-name="P3">Grupo Alexander y Daniel Ríos</text:p>
      <text:p text:style-name="P2">Módulo: M1.1.1 Actividades </text:p>
      <text:p text:style-name="P1">Visualización de las actividades. Los datos de la actividad (en principio todos), el número de usuarios que se han apuntado y los perfiles que cumple.</text:p>
      <text:p text:style-name="P1">El módulo tiene que permitir elegir entre ver todas las actividades o ve solo las actividades que se ajustan al perfil. En principio se ajustan perfil si coincide la edad, el sexo y al menos una afición de las apuntadas.</text:p>
      <text:p text:style-name="P4"/>
      <text:p text:style-name="P4">Grupo: Heriberto y Fco Javier</text:p>
      <text:p text:style-name="P1">Módulo M1.1.2 Nueva actividad <text:s text:c="6"/></text:p>
      <text:p text:style-name="P1">Formulario de alta de actividad, donde se incluyen todos los posibles datos de la actividad y la visualización de las aficiones agrupadas por categoría de tal manera que se pueda hacer una selección múltiple. El resultado es el alta de la actividad y su perfil.</text:p>
      <text:p text:style-name="P1"/>
      <text:p text:style-name="P4">Grupo: Daidos, Germán y Carlos</text:p>
      <text:p text:style-name="P1">Módulo M1.1.3 Mis actividades</text:p>
      <text:p text:style-name="P1">Listado de la actividades y sus características, con la opción de visualizar los usuarios inscritos y la posibilidad de vetar usuarios.</text:p>
      <text:p text:style-name="P1">Se permite también cambiar la fecha <text:s/>y el estado.</text:p>
      <text:p text:style-name="P1">Los campos pueden ser actualizados.</text:p>
      <text:p text:style-name="P1">Se pueden subir archivos multimedia.</text:p>
      <text:p text:style-name="P1">Se puede dar de baja una actividad.</text:p>
      <text:p text:style-name="P1"/>
      <text:p text:style-name="P4">Grupo: Heriberto y Fco Javier (Sólo la parte gris)</text:p>
      <text:p text:style-name="P5">Modulo M1.2 Administrador</text:p>
      <text:p text:style-name="P5">Permitir la baja de un usuario.</text:p>
      <text:p text:style-name="P1">Permitir la baja de una actividad.</text:p>
      <text:p text:style-name="P1">Elaboración de estadísticas. Presentarán actividades por mes, por número de participantes y los tres clientes con más actividades realizada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00:23:39.112000000</dc:date>
    <meta:editing-duration>PT4M47S</meta:editing-duration>
    <meta:editing-cycles>2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32" meta:word-count="295" meta:character-count="1810" meta:non-whitespace-character-count="1537"/>
  </office:meta>
</office:document-meta>
</file>